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2">
      <style:paragraph-properties fo:text-align="start" style:justify-single-word="false"/>
    </style:style>
    <style:style style:name="P4" style:family="paragraph" style:parent-style-name="Standard">
      <style:paragraph-properties fo:text-align="start" style:justify-single-word="false" fo:break-before="pag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eriment 3: Semaphores</text:p>
      <text:p text:style-name="P1"/>
      <text:p text:style-name="P1">Matt Zimmerer</text:p>
      <text:p text:style-name="P1">Daniel Jennings</text:p>
      <text:p text:style-name="P1">4/23/2012</text:p>
      <text:p text:style-name="P4">Questions:</text:p>
      <text:list xml:id="list267538253" text:style-name="L2">
        <text:list-item>
          <text:p text:style-name="P3">The debounce is handled in the vISRHndlrTask which is in control of setting the global button state buttonState, and toggles LED6 on or off. This task delays 10ms and if the button was pressed and is still pressed, or was not pressed and still isn't after that time then we know the button press is real and allow the toggling, if it's not then we know that the button was not pressed enough for us to care.</text:p>
        </text:list-item>
        <text:list-item>
          <text:p text:style-name="P3">The purpose of using a deferred handler interrupt scheme is to preserve task priorities and not have a task that is lower priority run over a task with higher priority just because it grabbed a semaphore. It also shortens the ISR which reduces the amount of un-handled ISRs.</text:p>
        </text:list-item>
      </text:list>
      <text:p text:style-name="P2"/>
      <text:p text:style-name="P2">Conclusions</text:p>
      <text:p text:style-name="P2"/>
      <text:p text:style-name="P2">Danny Jennings:</text:p>
      <text:p text:style-name="P2"/>
      <text:p text:style-name="P2"><text:tab/>This lab took a little more time for me to understand the concepts involved compared to the previous labs. The idea of the semaphore was something quite new and the use of the handler task in unison with it took a little while. Once we figured out how to make the semaphore and handlers work I can see the value in their use, they are helpful and make running your tasks in the proper order easy. Once we got that working it was mostly a matter of getting the button to debounce properly, and finding the correct frequencies. The button problem seemed to not be an issue because the button seems to debounce pretty well on its own with no software implementation, we think that might be due to something on the hardware. But we put in the debounce logic in the ISR handler task and it works nicely. The frequencies for LED2 were easy because we had worked with timers before, but the frequency for LED7 was a little more difficult because we had set our CPU to 16Mhz, we used a toggle in the ISR to divide that cloc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umbaa </meta:initial-creator>
    <meta:creation-date>2013-04-23T21:22:19</meta:creation-date>
    <dc:date>2013-04-23T22:33:10</dc:date>
    <dc:creator>Pumbaa </dc:creator>
    <meta:editing-duration>PT6M32S</meta:editing-duration>
    <meta:editing-cycles>1</meta:editing-cycles>
    <meta:document-statistic meta:table-count="0" meta:image-count="0" meta:object-count="0" meta:page-count="2" meta:paragraph-count="10" meta:word-count="330" meta:character-count="1801" meta:non-whitespace-character-count="1481"/>
    <meta:generator>LibreOffice/3.5$Linux_X86_64 LibreOffice_project/350m1$Build-2</meta:generator>
  </office:meta>
</office:document-meta>
</file>